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c4efc"/>
    </style:style>
    <style:style style:name="P2" style:family="paragraph" style:parent-style-name="Text_20_body" style:master-page-name="Standard">
      <style:paragraph-properties style:page-number="auto"/>
      <style:text-properties officeooo:paragraph-rsid="001adf0a"/>
    </style:style>
    <style:style style:name="T1" style:family="text">
      <style:text-properties fo:language="en" fo:country="US" officeooo:rsid="041cf0b9"/>
    </style:style>
    <style:style style:name="T2" style:family="text">
      <style:text-properties fo:language="en" fo:country="US" officeooo:rsid="075c2f86"/>
    </style:style>
    <style:style style:name="T3" style:family="text">
      <style:text-properties fo:language="en" fo:country="US" officeooo:rsid="000a788f"/>
    </style:style>
    <style:style style:name="T4" style:family="text">
      <style:text-properties fo:language="en" fo:country="US" officeooo:rsid="000c4efc"/>
    </style:style>
    <style:style style:name="T5" style:family="text">
      <style:text-properties fo:language="en" fo:country="US" officeooo:rsid="000edc75"/>
    </style:style>
    <style:style style:name="T6" style:family="text">
      <style:text-properties fo:language="en" fo:country="US" officeooo:rsid="000feca8"/>
    </style:style>
    <style:style style:name="T7" style:family="text">
      <style:text-properties fo:language="en" fo:country="US" officeooo:rsid="0010a5bc"/>
    </style:style>
    <style:style style:name="T8" style:family="text">
      <style:text-properties fo:language="en" fo:country="US" officeooo:rsid="00128fb7"/>
    </style:style>
    <style:style style:name="T9" style:family="text">
      <style:text-properties fo:language="en" fo:country="US" officeooo:rsid="0012ac0f"/>
    </style:style>
    <style:style style:name="T10" style:family="text">
      <style:text-properties fo:language="en" fo:country="US" officeooo:rsid="001389dc"/>
    </style:style>
    <style:style style:name="T11" style:family="text">
      <style:text-properties fo:language="en" fo:country="US" officeooo:rsid="001589b4"/>
    </style:style>
    <style:style style:name="T12" style:family="text">
      <style:text-properties fo:language="en" fo:country="US" officeooo:rsid="00164aa5"/>
    </style:style>
    <style:style style:name="T13" style:family="text">
      <style:text-properties fo:language="en" fo:country="US" officeooo:rsid="0016bc7e"/>
    </style:style>
    <style:style style:name="T14" style:family="text">
      <style:text-properties fo:language="en" fo:country="US" officeooo:rsid="0017387f"/>
    </style:style>
    <style:style style:name="T15" style:family="text">
      <style:text-properties fo:language="en" fo:country="US" officeooo:rsid="0017b8f6"/>
    </style:style>
    <style:style style:name="T16" style:family="text">
      <style:text-properties fo:language="en" fo:country="US" officeooo:rsid="001944b2"/>
    </style:style>
    <style:style style:name="T17" style:family="text">
      <style:text-properties fo:language="en" fo:country="US" officeooo:rsid="001a85df"/>
    </style:style>
    <style:style style:name="T18" style:family="text">
      <style:text-properties fo:language="en" fo:country="US" officeooo:rsid="001adf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Imagine that you are having a cup of coffee, and </text:span><text:span text:style-name="T9">are about to pick up a spoon in order to stir</text:span><text:span text:style-name="T6">. </text:span><text:span text:style-name="T14">You </text:span><text:span text:style-name="T6">will probably quickly look at the spoon before </text:span><text:span text:style-name="T9">grasping it</text:span><text:span text:style-name="T6">. But where on the object do your eyes land? Is your eye movement insensitive to the spoon's meaning and function, such that you simply look at its </text:span><text:span text:style-name="T10">(</text:span><text:span text:style-name="T6">weighted</text:span><text:span text:style-name="T10">)</text:span><text:span text:style-name="T6"> center</text:span><text:span text:style-name="T3">? </text:span><text:span text:style-name="T4">Or </text:span><text:span text:style-name="T6">is the influence of the spoon's </text:span><text:span text:style-name="T10">graspability</text:span><text:span text:style-name="T6"> so strong that you </text:span><text:span text:style-name="T4">automatically look at </text:span><text:span text:style-name="T18">the </text:span><text:span text:style-name="T7">handle? Or, </text:span><text:span text:style-name="T15">alternatively,</text:span><text:span text:style-name="T7"> </text:span><text:span text:style-name="T4">do you </text:span><text:span text:style-name="T18">immediately </text:span><text:span text:style-name="T4">look at the part that does the actual </text:span><text:span text:style-name="T5">stirring</text:span><text:span text:style-name="T18">, the scoop</text:span><text:span text:style-name="T8">? </text:span><text:span text:style-name="T1">On the basis of previous literature, </text:span><text:span text:style-name="T4">all </text:span><text:span text:style-name="T1">three alternatives are possible. Firstly, </text:span><text:span text:style-name="T16">eye movements</text:span><text:span text:style-name="T1"> towards daily-life objects, such as a spoon, may simply be directed towards the center of gravity (i.e., the weighted average contrast) of the object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 </text:span><text:span text:style-name="T12">We refer to this possibility as the </text:span><text:span text:style-name="T1">'center-of-gravity' (CoG) hypothesis. </text:span><text:span text:style-name="T4">Secondly, </text:span><text:span text:style-name="T17">the </text:span><text:span text:style-name="T4">eye</text:span><text:span text:style-name="T17">s </text:span><text:span text:style-name="T4">may be </text:span><text:span text:style-name="T1">drawn towards the part of </text:span><text:span text:style-name="T12">the</text:span><text:span text:style-name="T1"> object that afford</text:span><text:span text:style-name="T2">s </text:span><text:span text:style-name="T1">a grasping movement </text:span><text:reference-mark-start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i.e. its handle, Myachykov, Ellis, Cangelosi, &amp; Fischer, 2013)<text:reference-mark-end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text:span text:style-name="T12">, a possibility that we refer to as the </text:span><text:span text:style-name="T1">handle-affordance hypothesis. Thirdly, </text:span><text:span text:style-name="T12">the </text:span><text:span text:style-name="T4">eyes </text:span><text:span text:style-name="T12">may </text:span><text:span text:style-name="T4">move </text:span><text:span text:style-name="T1">in the direction of the action (e.g. '</text:span><text:span text:style-name="T4">st</text:span><text:span text:style-name="T5">i</text:span><text:span text:style-name="T4">ring</text:span><text:span text:style-name="T1">', in case of a spoon) implied by the object </text:span><text:reference-mark-start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1">(Roberts &amp; Humphreys, 2006)</text:span><text:reference-mark-end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4">; </text:span><text:span text:style-name="T13">the </text:span><text:span text:style-name="T1">'action-direction' hypothesis. In the following paragraphs we provide a brief overview of studies showing CoG, handle-affordance, and action-direction effects, respectively, and point to the questions that have still remained unanswered. </text:span></text:p>
      <text:p text:style-name="P1"><text:span text:style-name="T3"/></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11:54:45.283539634</meta:creation-date>
    <dc:date>2013-11-17T13:04:33.896757954</dc:date>
    <meta:editing-duration>PT54M14S</meta:editing-duration>
    <meta:editing-cycles>22</meta:editing-cycles>
    <meta:generator>LibreOffice/4.1.2.3$Linux_X86_64 LibreOffice_project/410m0$Build-3</meta:generator>
    <meta:document-statistic meta:table-count="0" meta:image-count="0" meta:object-count="0" meta:page-count="1" meta:paragraph-count="1" meta:word-count="243" meta:character-count="1509" meta:non-whitespace-character-count="1266"/>
    <meta:user-defined meta:name="ZOTERO_PREF_1">&lt;data data-version="3" zotero-version="4.0.15"&gt;&lt;session id="2RamkR5N"/&gt;&lt;style id="http://www.zotero.org/styles/apa" hasBibliography="1" bibliographyStyleHasBeenSet="0"/&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